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text-position="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OCSVME_W3G_KI04_2016_10_1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1256241578" calcext:value-type="float">
            <text:p>0.411256241578</text:p>
          </table:table-cell>
          <table:table-cell office:value-type="float" office:value="0.380112259546" calcext:value-type="float">
            <text:p>0.380112259546</text:p>
          </table:table-cell>
          <table:table-cell office:value-type="float" office:value="0.157116" calcext:value-type="float">
            <text:p>0.157116</text:p>
          </table:table-cell>
          <table:table-cell office:value-type="float" office:value="0.404625749271" calcext:value-type="float">
            <text:p>0.404625749271</text:p>
          </table:table-cell>
          <table:table-cell office:value-type="float" office:value="0.395071421258" calcext:value-type="float">
            <text:p>0.39507142125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5617464974" calcext:value-type="float">
            <text:p>0.465617464974</text:p>
          </table:table-cell>
          <table:table-cell office:value-type="float" office:value="0.383589990483" calcext:value-type="float">
            <text:p>0.383589990483</text:p>
          </table:table-cell>
          <table:table-cell office:value-type="float" office:value="0.193048" calcext:value-type="float">
            <text:p>0.193048</text:p>
          </table:table-cell>
          <table:table-cell office:value-type="float" office:value="0.44652053707" calcext:value-type="float">
            <text:p>0.44652053707</text:p>
          </table:table-cell>
          <table:table-cell office:value-type="float" office:value="0.420642088833" calcext:value-type="float">
            <text:p>0.4206420888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53320297714" calcext:value-type="float">
            <text:p>0.353320297714</text:p>
          </table:table-cell>
          <table:table-cell office:value-type="float" office:value="0.353339214244" calcext:value-type="float">
            <text:p>0.353339214244</text:p>
          </table:table-cell>
          <table:table-cell office:value-type="float" office:value="0.153631" calcext:value-type="float">
            <text:p>0.153631</text:p>
          </table:table-cell>
          <table:table-cell office:value-type="float" office:value="0.353324080858" calcext:value-type="float">
            <text:p>0.353324080858</text:p>
          </table:table-cell>
          <table:table-cell office:value-type="float" office:value="0.353329755726" calcext:value-type="float">
            <text:p>0.3533297557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75161602097" calcext:value-type="float">
            <text:p>0.375161602097</text:p>
          </table:table-cell>
          <table:table-cell office:value-type="float" office:value="0.348723272992" calcext:value-type="float">
            <text:p>0.348723272992</text:p>
          </table:table-cell>
          <table:table-cell office:value-type="float" office:value="0.144848" calcext:value-type="float">
            <text:p>0.144848</text:p>
          </table:table-cell>
          <table:table-cell office:value-type="float" office:value="0.369558020503" calcext:value-type="float">
            <text:p>0.369558020503</text:p>
          </table:table-cell>
          <table:table-cell office:value-type="float" office:value="0.361459636156" calcext:value-type="float">
            <text:p>0.361459636156</text:p>
          </table:table-cell>
        </table:table-row>
        <table:table-row table:style-name="ro1">
          <table:table-cell table:number-columns-repeated="5"/>
          <table:table-cell table:style-name="ce1" table:formula="of:=AVERAGE([.F1:.F4])" office:value-type="float" office:value="0.40133890159075" calcext:value-type="float">
            <text:p>0.40133890159075</text:p>
          </table:table-cell>
          <table:table-cell table:style-name="ce1" table:formula="of:=AVERAGE([.G1:.G4])" office:value-type="float" office:value="0.36644118431625" calcext:value-type="float">
            <text:p>0.36644118431625</text:p>
          </table:table-cell>
          <table:table-cell table:style-name="ce1" table:formula="of:=AVERAGE([.H1:.H4])" office:value-type="float" office:value="0.16216075" calcext:value-type="float">
            <text:p>0.16216075</text:p>
          </table:table-cell>
          <table:table-cell table:style-name="ce1" table:formula="of:=AVERAGE([.I1:.I4])" office:value-type="float" office:value="0.3935070969255" calcext:value-type="float">
            <text:p>0.3935070969255</text:p>
          </table:table-cell>
          <table:table-cell table:style-name="ce1" table:formula="of:=AVERAGE([.J1:.J4])" office:value-type="float" office:value="0.38262572549325" calcext:value-type="float">
            <text:p>0.38262572549325</text:p>
          </table:table-cell>
        </table:table-row>
        <table:table-row table:style-name="ro1">
          <table:table-cell table:number-columns-repeated="5"/>
          <table:table-cell table:style-name="ce2" table:formula="of:=STDEV([.F1:.F4])" office:value-type="float" office:value="0.04906160980541" calcext:value-type="float">
            <text:p>0.04906160980541</text:p>
          </table:table-cell>
          <table:table-cell table:style-name="ce2" table:formula="of:=STDEV([.G1:.G4])" office:value-type="float" office:value="0.0179496132952808" calcext:value-type="float">
            <text:p>0.017949613295281</text:p>
          </table:table-cell>
          <table:table-cell table:style-name="ce2" table:formula="of:=STDEV([.H1:.H4])" office:value-type="float" office:value="0.0212285944168865" calcext:value-type="float">
            <text:p>0.021228594416887</text:p>
          </table:table-cell>
          <table:table-cell table:style-name="ce2" table:formula="of:=STDEV([.I1:.I4])" office:value-type="float" office:value="0.0413210289792267" calcext:value-type="float">
            <text:p>0.041321028979227</text:p>
          </table:table-cell>
          <table:table-cell table:style-name="ce2" table:formula="of:=STDEV([.J1:.J4])" office:value-type="float" office:value="0.0311255329651005" calcext:value-type="float">
            <text:p>0.03112553296510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7249542162" calcext:value-type="float">
            <text:p>0.317249542162</text:p>
          </table:table-cell>
          <table:table-cell office:value-type="float" office:value="0.352673086651" calcext:value-type="float">
            <text:p>0.352673086651</text:p>
          </table:table-cell>
          <table:table-cell office:value-type="float" office:value="0.119565" calcext:value-type="float">
            <text:p>0.119565</text:p>
          </table:table-cell>
          <table:table-cell office:value-type="float" office:value="0.323753292863" calcext:value-type="float">
            <text:p>0.323753292863</text:p>
          </table:table-cell>
          <table:table-cell office:value-type="float" office:value="0.334024767819" calcext:value-type="float">
            <text:p>0.3340247678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82226664748" calcext:value-type="float">
            <text:p>0.282226664748</text:p>
          </table:table-cell>
          <table:table-cell office:value-type="float" office:value="0.3699226121" calcext:value-type="float">
            <text:p>0.3699226121</text:p>
          </table:table-cell>
          <table:table-cell office:value-type="float" office:value="0.111441" calcext:value-type="float">
            <text:p>0.111441</text:p>
          </table:table-cell>
          <table:table-cell office:value-type="float" office:value="0.296273940042" calcext:value-type="float">
            <text:p>0.296273940042</text:p>
          </table:table-cell>
          <table:table-cell office:value-type="float" office:value="0.320178304981" calcext:value-type="float">
            <text:p>0.32017830498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85467813543" calcext:value-type="float">
            <text:p>0.285467813543</text:p>
          </table:table-cell>
          <table:table-cell office:value-type="float" office:value="0.374785398387" calcext:value-type="float">
            <text:p>0.374785398387</text:p>
          </table:table-cell>
          <table:table-cell office:value-type="float" office:value="0.114357" calcext:value-type="float">
            <text:p>0.114357</text:p>
          </table:table-cell>
          <table:table-cell office:value-type="float" office:value="0.299755139136" calcext:value-type="float">
            <text:p>0.299755139136</text:p>
          </table:table-cell>
          <table:table-cell office:value-type="float" office:value="0.324085263933" calcext:value-type="float">
            <text:p>0.3240852639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7532785882" calcext:value-type="float">
            <text:p>0.37532785882</text:p>
          </table:table-cell>
          <table:table-cell office:value-type="float" office:value="0.39963661506" calcext:value-type="float">
            <text:p>0.39963661506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379950115334" calcext:value-type="float">
            <text:p>0.379950115334</text:p>
          </table:table-cell>
          <table:table-cell office:value-type="float" office:value="0.387100983573" calcext:value-type="float">
            <text:p>0.387100983573</text:p>
          </table:table-cell>
        </table:table-row>
        <table:table-row table:style-name="ro1">
          <table:table-cell table:number-columns-repeated="5"/>
          <table:table-cell table:style-name="ce1" table:formula="of:=AVERAGE([.F8:.F11])" office:value-type="float" office:value="0.31506796981825" calcext:value-type="float">
            <text:p>0.31506796981825</text:p>
          </table:table-cell>
          <table:table-cell table:style-name="ce1" table:formula="of:=AVERAGE([.G8:.G11])" office:value-type="float" office:value="0.3742544280495" calcext:value-type="float">
            <text:p>0.3742544280495</text:p>
          </table:table-cell>
          <table:table-cell table:style-name="ce1" table:formula="of:=AVERAGE([.H8:.H11])" office:value-type="float" office:value="0.12421575" calcext:value-type="float">
            <text:p>0.12421575</text:p>
          </table:table-cell>
          <table:table-cell table:style-name="ce1" table:formula="of:=AVERAGE([.I8:.I11])" office:value-type="float" office:value="0.32493312184375" calcext:value-type="float">
            <text:p>0.32493312184375</text:p>
          </table:table-cell>
          <table:table-cell table:style-name="ce1" table:formula="of:=AVERAGE([.J8:.J11])" office:value-type="float" office:value="0.3413473300765" calcext:value-type="float">
            <text:p>0.3413473300765</text:p>
          </table:table-cell>
        </table:table-row>
        <table:table-row table:style-name="ro1">
          <table:table-cell table:number-columns-repeated="5"/>
          <table:table-cell table:style-name="ce2" table:formula="of:=STDEV([.F8:.F11])" office:value-type="float" office:value="0.0431691790155534" calcext:value-type="float">
            <text:p>0.043169179015554</text:p>
          </table:table-cell>
          <table:table-cell table:style-name="ce2" table:formula="of:=STDEV([.G8:.G11])" office:value-type="float" office:value="0.0193997961579862" calcext:value-type="float">
            <text:p>0.019399796157986</text:p>
          </table:table-cell>
          <table:table-cell table:style-name="ce2" table:formula="of:=STDEV([.H8:.H11])" office:value-type="float" office:value="0.0184972877538844" calcext:value-type="float">
            <text:p>0.018497287753884</text:p>
          </table:table-cell>
          <table:table-cell table:style-name="ce2" table:formula="of:=STDEV([.I8:.I11])" office:value-type="float" office:value="0.0386589406817601" calcext:value-type="float">
            <text:p>0.03865894068176</text:p>
          </table:table-cell>
          <table:table-cell table:style-name="ce2" table:formula="of:=STDEV([.J8:.J11])" office:value-type="float" office:value="0.0310543785282593" calcext:value-type="float">
            <text:p>0.03105437852825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7289828849" calcext:value-type="float">
            <text:p>0.327289828849</text:p>
          </table:table-cell>
          <table:table-cell office:value-type="float" office:value="0.400084976298" calcext:value-type="float">
            <text:p>0.400084976298</text:p>
          </table:table-cell>
          <table:table-cell office:value-type="float" office:value="0.167616" calcext:value-type="float">
            <text:p>0.167616</text:p>
          </table:table-cell>
          <table:table-cell office:value-type="float" office:value="0.339649625406" calcext:value-type="float">
            <text:p>0.339649625406</text:p>
          </table:table-cell>
          <table:table-cell office:value-type="float" office:value="0.360044759569" calcext:value-type="float">
            <text:p>0.3600447595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1568427024" calcext:value-type="float">
            <text:p>0.291568427024</text:p>
          </table:table-cell>
          <table:table-cell office:value-type="float" office:value="0.386719341245" calcext:value-type="float">
            <text:p>0.386719341245</text:p>
          </table:table-cell>
          <table:table-cell office:value-type="float" office:value="0.119269" calcext:value-type="float">
            <text:p>0.119269</text:p>
          </table:table-cell>
          <table:table-cell office:value-type="float" office:value="0.306658892301" calcext:value-type="float">
            <text:p>0.306658892301</text:p>
          </table:table-cell>
          <table:table-cell office:value-type="float" office:value="0.332469949486" calcext:value-type="float">
            <text:p>0.33246994948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81656150919" calcext:value-type="float">
            <text:p>0.281656150919</text:p>
          </table:table-cell>
          <table:table-cell office:value-type="float" office:value="0.416655893126" calcext:value-type="float">
            <text:p>0.416655893126</text:p>
          </table:table-cell>
          <table:table-cell office:value-type="float" office:value="0.126143" calcext:value-type="float">
            <text:p>0.126143</text:p>
          </table:table-cell>
          <table:table-cell office:value-type="float" office:value="0.30117260295" calcext:value-type="float">
            <text:p>0.30117260295</text:p>
          </table:table-cell>
          <table:table-cell office:value-type="float" office:value="0.336106748026" calcext:value-type="float">
            <text:p>0.3361067480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1955356403" calcext:value-type="float">
            <text:p>0.281955356403</text:p>
          </table:table-cell>
          <table:table-cell office:value-type="float" office:value="0.383292752169" calcext:value-type="float">
            <text:p>0.383292752169</text:p>
          </table:table-cell>
          <table:table-cell office:value-type="float" office:value="0.111182" calcext:value-type="float">
            <text:p>0.111182</text:p>
          </table:table-cell>
          <table:table-cell office:value-type="float" office:value="0.297696751652" calcext:value-type="float">
            <text:p>0.297696751652</text:p>
          </table:table-cell>
          <table:table-cell office:value-type="float" office:value="0.324905680007" calcext:value-type="float">
            <text:p>0.324905680007</text:p>
          </table:table-cell>
        </table:table-row>
        <table:table-row table:style-name="ro1">
          <table:table-cell table:number-columns-repeated="5"/>
          <table:table-cell table:style-name="ce1" table:formula="of:=AVERAGE([.F15:.F18])" office:value-type="float" office:value="0.29561744079875" calcext:value-type="float">
            <text:p>0.29561744079875</text:p>
          </table:table-cell>
          <table:table-cell table:style-name="ce1" table:formula="of:=AVERAGE([.G15:.G18])" office:value-type="float" office:value="0.3966882407095" calcext:value-type="float">
            <text:p>0.3966882407095</text:p>
          </table:table-cell>
          <table:table-cell table:style-name="ce1" table:formula="of:=AVERAGE([.H15:.H18])" office:value-type="float" office:value="0.1310525" calcext:value-type="float">
            <text:p>0.1310525</text:p>
          </table:table-cell>
          <table:table-cell table:style-name="ce1" table:formula="of:=AVERAGE([.I15:.I18])" office:value-type="float" office:value="0.31129446807725" calcext:value-type="float">
            <text:p>0.31129446807725</text:p>
          </table:table-cell>
          <table:table-cell table:style-name="ce1" table:formula="of:=AVERAGE([.J15:.J18])" office:value-type="float" office:value="0.338381784272" calcext:value-type="float">
            <text:p>0.338381784272</text:p>
          </table:table-cell>
        </table:table-row>
        <table:table-row table:style-name="ro1">
          <table:table-cell table:number-columns-repeated="5"/>
          <table:table-cell table:style-name="ce2" table:formula="of:=STDEV([.F15:.F18])" office:value-type="float" office:value="0.0216109913585405" calcext:value-type="float">
            <text:p>0.021610991358541</text:p>
          </table:table-cell>
          <table:table-cell table:style-name="ce2" table:formula="of:=STDEV([.G15:.G18])" office:value-type="float" office:value="0.0151554503447474" calcext:value-type="float">
            <text:p>0.015155450344748</text:p>
          </table:table-cell>
          <table:table-cell table:style-name="ce2" table:formula="of:=STDEV([.H15:.H18])" office:value-type="float" office:value="0.0251308599468197" calcext:value-type="float">
            <text:p>0.02513085994682</text:p>
          </table:table-cell>
          <table:table-cell table:style-name="ce2" table:formula="of:=STDEV([.I15:.I18])" office:value-type="float" office:value="0.0192600930730814" calcext:value-type="float">
            <text:p>0.019260093073081</text:p>
          </table:table-cell>
          <table:table-cell table:style-name="ce2" table:formula="of:=STDEV([.J15:.J18])" office:value-type="float" office:value="0.0151769064188233" calcext:value-type="float">
            <text:p>0.0151769064188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79246925418" calcext:value-type="float">
            <text:p>0.279246925418</text:p>
          </table:table-cell>
          <table:table-cell office:value-type="float" office:value="0.445876699744" calcext:value-type="float">
            <text:p>0.445876699744</text:p>
          </table:table-cell>
          <table:table-cell office:value-type="float" office:value="0.122409" calcext:value-type="float">
            <text:p>0.122409</text:p>
          </table:table-cell>
          <table:table-cell office:value-type="float" office:value="0.301804563595" calcext:value-type="float">
            <text:p>0.301804563595</text:p>
          </table:table-cell>
          <table:table-cell office:value-type="float" office:value="0.343416469133" calcext:value-type="float">
            <text:p>0.3434164691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80898658396" calcext:value-type="float">
            <text:p>0.280898658396</text:p>
          </table:table-cell>
          <table:table-cell office:value-type="float" office:value="0.482555392042" calcext:value-type="float">
            <text:p>0.482555392042</text:p>
          </table:table-cell>
          <table:table-cell office:value-type="float" office:value="0.115095" calcext:value-type="float">
            <text:p>0.115095</text:p>
          </table:table-cell>
          <table:table-cell office:value-type="float" office:value="0.306516942403" calcext:value-type="float">
            <text:p>0.306516942403</text:p>
          </table:table-cell>
          <table:table-cell office:value-type="float" office:value="0.355094487084" calcext:value-type="float">
            <text:p>0.3550944870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74425398494" calcext:value-type="float">
            <text:p>0.274425398494</text:p>
          </table:table-cell>
          <table:table-cell office:value-type="float" office:value="0.432132073914" calcext:value-type="float">
            <text:p>0.432132073914</text:p>
          </table:table-cell>
          <table:table-cell office:value-type="float" office:value="0.131175" calcext:value-type="float">
            <text:p>0.131175</text:p>
          </table:table-cell>
          <table:table-cell office:value-type="float" office:value="0.296032846222" calcext:value-type="float">
            <text:p>0.296032846222</text:p>
          </table:table-cell>
          <table:table-cell office:value-type="float" office:value="0.335678331111" calcext:value-type="float">
            <text:p>0.3356783311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6475361562" calcext:value-type="float">
            <text:p>0.26475361562</text:p>
          </table:table-cell>
          <table:table-cell office:value-type="float" office:value="0.371001129734" calcext:value-type="float">
            <text:p>0.371001129734</text:p>
          </table:table-cell>
          <table:table-cell office:value-type="float" office:value="0.10413" calcext:value-type="float">
            <text:p>0.10413</text:p>
          </table:table-cell>
          <table:table-cell office:value-type="float" office:value="0.280838980975" calcext:value-type="float">
            <text:p>0.280838980975</text:p>
          </table:table-cell>
          <table:table-cell office:value-type="float" office:value="0.308999315267" calcext:value-type="float">
            <text:p>0.308999315267</text:p>
          </table:table-cell>
        </table:table-row>
        <table:table-row table:style-name="ro1">
          <table:table-cell table:number-columns-repeated="5"/>
          <table:table-cell table:style-name="ce1" table:formula="of:=AVERAGE([.F22:.F25])" office:value-type="float" office:value="0.274831149482" calcext:value-type="float">
            <text:p>0.274831149482</text:p>
          </table:table-cell>
          <table:table-cell table:style-name="ce1" table:formula="of:=AVERAGE([.G22:.G25])" office:value-type="float" office:value="0.4328913238585" calcext:value-type="float">
            <text:p>0.4328913238585</text:p>
          </table:table-cell>
          <table:table-cell table:style-name="ce1" table:formula="of:=AVERAGE([.H22:.H25])" office:value-type="float" office:value="0.11820225" calcext:value-type="float">
            <text:p>0.11820225</text:p>
          </table:table-cell>
          <table:table-cell table:style-name="ce1" table:formula="of:=AVERAGE([.I22:.I25])" office:value-type="float" office:value="0.29629833329875" calcext:value-type="float">
            <text:p>0.29629833329875</text:p>
          </table:table-cell>
          <table:table-cell table:style-name="ce1" table:formula="of:=AVERAGE([.J22:.J25])" office:value-type="float" office:value="0.33579715064875" calcext:value-type="float">
            <text:p>0.33579715064875</text:p>
          </table:table-cell>
        </table:table-row>
        <table:table-row table:style-name="ro1">
          <table:table-cell table:number-columns-repeated="5"/>
          <table:table-cell table:style-name="ce2" table:formula="of:=STDEV([.F22:.F25])" office:value-type="float" office:value="0.00725798558238776" calcext:value-type="float">
            <text:p>0.007257985582388</text:p>
          </table:table-cell>
          <table:table-cell table:style-name="ce2" table:formula="of:=STDEV([.G22:.G25])" office:value-type="float" office:value="0.0464259706223057" calcext:value-type="float">
            <text:p>0.046425970622306</text:p>
          </table:table-cell>
          <table:table-cell table:style-name="ce2" table:formula="of:=STDEV([.H22:.H25])" office:value-type="float" office:value="0.0114553075144232" calcext:value-type="float">
            <text:p>0.011455307514423</text:p>
          </table:table-cell>
          <table:table-cell table:style-name="ce2" table:formula="of:=STDEV([.I22:.I25])" office:value-type="float" office:value="0.0111624459947713" calcext:value-type="float">
            <text:p>0.011162445994771</text:p>
          </table:table-cell>
          <table:table-cell table:style-name="ce2" table:formula="of:=STDEV([.J22:.J25])" office:value-type="float" office:value="0.0195668027271498" calcext:value-type="float">
            <text:p>0.019566802727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8288831252" calcext:value-type="float">
            <text:p>0.28288831252</text:p>
          </table:table-cell>
          <table:table-cell office:value-type="float" office:value="0.403311056565" calcext:value-type="float">
            <text:p>0.403311056565</text:p>
          </table:table-cell>
          <table:table-cell office:value-type="float" office:value="0.131188" calcext:value-type="float">
            <text:p>0.131188</text:p>
          </table:table-cell>
          <table:table-cell office:value-type="float" office:value="0.300854454736" calcext:value-type="float">
            <text:p>0.300854454736</text:p>
          </table:table-cell>
          <table:table-cell office:value-type="float" office:value="0.332533049002" calcext:value-type="float">
            <text:p>0.3325330490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14307995694" calcext:value-type="float">
            <text:p>0.314307995694</text:p>
          </table:table-cell>
          <table:table-cell office:value-type="float" office:value="0.52062762605" calcext:value-type="float">
            <text:p>0.52062762605</text:p>
          </table:table-cell>
          <table:table-cell office:value-type="float" office:value="0.158869" calcext:value-type="float">
            <text:p>0.158869</text:p>
          </table:table-cell>
          <table:table-cell office:value-type="float" office:value="0.341363823865" calcext:value-type="float">
            <text:p>0.341363823865</text:p>
          </table:table-cell>
          <table:table-cell office:value-type="float" office:value="0.39197615094" calcext:value-type="float">
            <text:p>0.3919761509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24805409727" calcext:value-type="float">
            <text:p>0.324805409727</text:p>
          </table:table-cell>
          <table:table-cell office:value-type="float" office:value="0.458734691739" calcext:value-type="float">
            <text:p>0.458734691739</text:p>
          </table:table-cell>
          <table:table-cell office:value-type="float" office:value="0.145802" calcext:value-type="float">
            <text:p>0.145802</text:p>
          </table:table-cell>
          <table:table-cell office:value-type="float" office:value="0.344947126412" calcext:value-type="float">
            <text:p>0.344947126412</text:p>
          </table:table-cell>
          <table:table-cell office:value-type="float" office:value="0.380323889556" calcext:value-type="float">
            <text:p>0.38032388955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06430074853" calcext:value-type="float">
            <text:p>0.306430074853</text:p>
          </table:table-cell>
          <table:table-cell office:value-type="float" office:value="0.523447278429" calcext:value-type="float">
            <text:p>0.523447278429</text:p>
          </table:table-cell>
          <table:table-cell office:value-type="float" office:value="0.146205" calcext:value-type="float">
            <text:p>0.146205</text:p>
          </table:table-cell>
          <table:table-cell office:value-type="float" office:value="0.334136126972" calcext:value-type="float">
            <text:p>0.334136126972</text:p>
          </table:table-cell>
          <table:table-cell office:value-type="float" office:value="0.386563118215" calcext:value-type="float">
            <text:p>0.386563118215</text:p>
          </table:table-cell>
        </table:table-row>
        <table:table-row table:style-name="ro1">
          <table:table-cell table:number-columns-repeated="5"/>
          <table:table-cell table:style-name="ce1" table:formula="of:=AVERAGE([.F29:.F32])" office:value-type="float" office:value="0.3071079481985" calcext:value-type="float">
            <text:p>0.3071079481985</text:p>
          </table:table-cell>
          <table:table-cell table:style-name="ce1" table:formula="of:=AVERAGE([.G29:.G32])" office:value-type="float" office:value="0.47653016319575" calcext:value-type="float">
            <text:p>0.47653016319575</text:p>
          </table:table-cell>
          <table:table-cell table:style-name="ce1" table:formula="of:=AVERAGE([.H29:.H32])" office:value-type="float" office:value="0.145516" calcext:value-type="float">
            <text:p>0.145516</text:p>
          </table:table-cell>
          <table:table-cell table:style-name="ce1" table:formula="of:=AVERAGE([.I29:.I32])" office:value-type="float" office:value="0.33032538299625" calcext:value-type="float">
            <text:p>0.33032538299625</text:p>
          </table:table-cell>
          <table:table-cell table:style-name="ce1" table:formula="of:=AVERAGE([.J29:.J32])" office:value-type="float" office:value="0.37284905192825" calcext:value-type="float">
            <text:p>0.37284905192825</text:p>
          </table:table-cell>
        </table:table-row>
        <table:table-row table:style-name="ro1">
          <table:table-cell table:number-columns-repeated="5"/>
          <table:table-cell table:style-name="ce2" table:formula="of:=STDEV([.F29:.F32])" office:value-type="float" office:value="0.0178147045364403" calcext:value-type="float">
            <text:p>0.01781470453644</text:p>
          </table:table-cell>
          <table:table-cell table:style-name="ce2" table:formula="of:=STDEV([.G29:.G32])" office:value-type="float" office:value="0.0572233003596879" calcext:value-type="float">
            <text:p>0.057223300359688</text:p>
          </table:table-cell>
          <table:table-cell table:style-name="ce2" table:formula="of:=STDEV([.H29:.H32])" office:value-type="float" office:value="0.011315928449167" calcext:value-type="float">
            <text:p>0.011315928449167</text:p>
          </table:table-cell>
          <table:table-cell table:style-name="ce2" table:formula="of:=STDEV([.I29:.I32])" office:value-type="float" office:value="0.0201552304170939" calcext:value-type="float">
            <text:p>0.020155230417094</text:p>
          </table:table-cell>
          <table:table-cell table:style-name="ce2" table:formula="of:=STDEV([.J29:.J32])" office:value-type="float" office:value="0.0272957555933353" calcext:value-type="float">
            <text:p>0.0272957555933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73885786254" calcext:value-type="float">
            <text:p>0.373885786254</text:p>
          </table:table-cell>
          <table:table-cell office:value-type="float" office:value="0.500357146805" calcext:value-type="float">
            <text:p>0.500357146805</text:p>
          </table:table-cell>
          <table:table-cell office:value-type="float" office:value="0.191754" calcext:value-type="float">
            <text:p>0.191754</text:p>
          </table:table-cell>
          <table:table-cell office:value-type="float" office:value="0.393792980269" calcext:value-type="float">
            <text:p>0.393792980269</text:p>
          </table:table-cell>
          <table:table-cell office:value-type="float" office:value="0.427973548694" calcext:value-type="float">
            <text:p>0.42797354869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2973276104" calcext:value-type="float">
            <text:p>0.362973276104</text:p>
          </table:table-cell>
          <table:table-cell office:value-type="float" office:value="0.505400696864" calcext:value-type="float">
            <text:p>0.505400696864</text:p>
          </table:table-cell>
          <table:table-cell office:value-type="float" office:value="0.190322" calcext:value-type="float">
            <text:p>0.190322</text:p>
          </table:table-cell>
          <table:table-cell office:value-type="float" office:value="0.384653166425" calcext:value-type="float">
            <text:p>0.384653166425</text:p>
          </table:table-cell>
          <table:table-cell office:value-type="float" office:value="0.422506782554" calcext:value-type="float">
            <text:p>0.42250678255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23703036738" calcext:value-type="float">
            <text:p>0.423703036738</text:p>
          </table:table-cell>
          <table:table-cell office:value-type="float" office:value="0.506275239952" calcext:value-type="float">
            <text:p>0.506275239952</text:p>
          </table:table-cell>
          <table:table-cell office:value-type="float" office:value="0.213616" calcext:value-type="float">
            <text:p>0.213616</text:p>
          </table:table-cell>
          <table:table-cell office:value-type="float" office:value="0.437990049215" calcext:value-type="float">
            <text:p>0.437990049215</text:p>
          </table:table-cell>
          <table:table-cell office:value-type="float" office:value="0.461323370598" calcext:value-type="float">
            <text:p>0.4613233705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73323847881" calcext:value-type="float">
            <text:p>0.373323847881</text:p>
          </table:table-cell>
          <table:table-cell office:value-type="float" office:value="0.594427982539" calcext:value-type="float">
            <text:p>0.594427982539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403328345457" calcext:value-type="float">
            <text:p>0.403328345457</text:p>
          </table:table-cell>
          <table:table-cell office:value-type="float" office:value="0.458617870313" calcext:value-type="float">
            <text:p>0.458617870313</text:p>
          </table:table-cell>
        </table:table-row>
        <table:table-row table:style-name="ro1">
          <table:table-cell table:number-columns-repeated="5"/>
          <table:table-cell table:style-name="ce1" table:formula="of:=AVERAGE([.F36:.F39])" office:value-type="float" office:value="0.38347148674425" calcext:value-type="float">
            <text:p>0.38347148674425</text:p>
          </table:table-cell>
          <table:table-cell table:style-name="ce1" table:formula="of:=AVERAGE([.G36:.G39])" office:value-type="float" office:value="0.52661526654" calcext:value-type="float">
            <text:p>0.52661526654</text:p>
          </table:table-cell>
          <table:table-cell table:style-name="ce1" table:formula="of:=AVERAGE([.H36:.H39])" office:value-type="float" office:value="0.189403" calcext:value-type="float">
            <text:p>0.189403</text:p>
          </table:table-cell>
          <table:table-cell table:style-name="ce1" table:formula="of:=AVERAGE([.I36:.I39])" office:value-type="float" office:value="0.4049411353415" calcext:value-type="float">
            <text:p>0.4049411353415</text:p>
          </table:table-cell>
          <table:table-cell table:style-name="ce1" table:formula="of:=AVERAGE([.J36:.J39])" office:value-type="float" office:value="0.44260539303975" calcext:value-type="float">
            <text:p>0.44260539303975</text:p>
          </table:table-cell>
        </table:table-row>
        <table:table-row table:style-name="ro1">
          <table:table-cell table:number-columns-repeated="5"/>
          <table:table-cell table:style-name="ce2" table:formula="of:=STDEV([.F36:.F39])" office:value-type="float" office:value="0.0272862265788644" calcext:value-type="float">
            <text:p>0.027286226578865</text:p>
          </table:table-cell>
          <table:table-cell table:style-name="ce2" table:formula="of:=STDEV([.G36:.G39])" office:value-type="float" office:value="0.0452836539725504" calcext:value-type="float">
            <text:p>0.04528365397255</text:p>
          </table:table-cell>
          <table:table-cell table:style-name="ce2" table:formula="of:=STDEV([.H36:.H39])" office:value-type="float" office:value="0.0211971414739504" calcext:value-type="float">
            <text:p>0.02119714147395</text:p>
          </table:table-cell>
          <table:table-cell table:style-name="ce2" table:formula="of:=STDEV([.I36:.I39])" office:value-type="float" office:value="0.0233146223338269" calcext:value-type="float">
            <text:p>0.023314622333827</text:p>
          </table:table-cell>
          <table:table-cell table:style-name="ce2" table:formula="of:=STDEV([.J36:.J39])" office:value-type="float" office:value="0.0202056685504642" calcext:value-type="float">
            <text:p>0.02020566855046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8141827998" calcext:value-type="float">
            <text:p>0.518141827998</text:p>
          </table:table-cell>
          <table:table-cell office:value-type="float" office:value="0.623056216706" calcext:value-type="float">
            <text:p>0.623056216706</text:p>
          </table:table-cell>
          <table:table-cell office:value-type="float" office:value="0.332313" calcext:value-type="float">
            <text:p>0.332313</text:p>
          </table:table-cell>
          <table:table-cell office:value-type="float" office:value="0.53619960589" calcext:value-type="float">
            <text:p>0.53619960589</text:p>
          </table:table-cell>
          <table:table-cell office:value-type="float" office:value="0.565776446197" calcext:value-type="float">
            <text:p>0.5657764461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38520709224" calcext:value-type="float">
            <text:p>0.538520709224</text:p>
          </table:table-cell>
          <table:table-cell office:value-type="float" office:value="0.677222777223" calcext:value-type="float">
            <text:p>0.677222777223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561521775985" calcext:value-type="float">
            <text:p>0.561521775985</text:p>
          </table:table-cell>
          <table:table-cell office:value-type="float" office:value="0.59995960391" calcext:value-type="float">
            <text:p>0.5999596039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3604144397" calcext:value-type="float">
            <text:p>0.503604144397</text:p>
          </table:table-cell>
          <table:table-cell office:value-type="float" office:value="0.534154761905" calcext:value-type="float">
            <text:p>0.534154761905</text:p>
          </table:table-cell>
          <table:table-cell office:value-type="float" office:value="0.276559" calcext:value-type="float">
            <text:p>0.276559</text:p>
          </table:table-cell>
          <table:table-cell office:value-type="float" office:value="0.509431461435" calcext:value-type="float">
            <text:p>0.509431461435</text:p>
          </table:table-cell>
          <table:table-cell office:value-type="float" office:value="0.51842976285" calcext:value-type="float">
            <text:p>0.518429762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25593398974" calcext:value-type="float">
            <text:p>0.525593398974</text:p>
          </table:table-cell>
          <table:table-cell office:value-type="float" office:value="0.612441130298" calcext:value-type="float">
            <text:p>0.612441130298</text:p>
          </table:table-cell>
          <table:table-cell office:value-type="float" office:value="0.337155" calcext:value-type="float">
            <text:p>0.337155</text:p>
          </table:table-cell>
          <table:table-cell office:value-type="float" office:value="0.540934946285" calcext:value-type="float">
            <text:p>0.540934946285</text:p>
          </table:table-cell>
          <table:table-cell office:value-type="float" office:value="0.565703424747" calcext:value-type="float">
            <text:p>0.565703424747</text:p>
          </table:table-cell>
        </table:table-row>
        <table:table-row table:style-name="ro1">
          <table:table-cell table:number-columns-repeated="5"/>
          <table:table-cell table:style-name="ce1" table:formula="of:=AVERAGE([.F43:.F46])" office:value-type="float" office:value="0.52146502014825" calcext:value-type="float">
            <text:p>0.52146502014825</text:p>
          </table:table-cell>
          <table:table-cell table:style-name="ce1" table:formula="of:=AVERAGE([.G43:.G46])" office:value-type="float" office:value="0.611718721533" calcext:value-type="float">
            <text:p>0.611718721533</text:p>
          </table:table-cell>
          <table:table-cell table:style-name="ce1" table:formula="of:=AVERAGE([.H43:.H46])" office:value-type="float" office:value="0.31233175" calcext:value-type="float">
            <text:p>0.31233175</text:p>
          </table:table-cell>
          <table:table-cell table:style-name="ce1" table:formula="of:=AVERAGE([.I43:.I46])" office:value-type="float" office:value="0.53702194739875" calcext:value-type="float">
            <text:p>0.53702194739875</text:p>
          </table:table-cell>
          <table:table-cell table:style-name="ce1" table:formula="of:=AVERAGE([.J43:.J46])" office:value-type="float" office:value="0.562467309426" calcext:value-type="float">
            <text:p>0.562467309426</text:p>
          </table:table-cell>
        </table:table-row>
        <table:table-row table:style-name="ro1">
          <table:table-cell table:number-columns-repeated="5"/>
          <table:table-cell table:style-name="ce2" table:formula="of:=STDEV([.F43:.F46])" office:value-type="float" office:value="0.0145830327235299" calcext:value-type="float">
            <text:p>0.01458303272353</text:p>
          </table:table-cell>
          <table:table-cell table:style-name="ce2" table:formula="of:=STDEV([.G43:.G46])" office:value-type="float" office:value="0.0589802504126994" calcext:value-type="float">
            <text:p>0.058980250412699</text:p>
          </table:table-cell>
          <table:table-cell table:style-name="ce2" table:formula="of:=STDEV([.H43:.H46])" office:value-type="float" office:value="0.0281466767887436" calcext:value-type="float">
            <text:p>0.028146676788744</text:p>
          </table:table-cell>
          <table:table-cell table:style-name="ce2" table:formula="of:=STDEV([.I43:.I46])" office:value-type="float" office:value="0.0214278970994381" calcext:value-type="float">
            <text:p>0.021427897099438</text:p>
          </table:table-cell>
          <table:table-cell table:style-name="ce2" table:formula="of:=STDEV([.J43:.J46])" office:value-type="float" office:value="0.0334982610625703" calcext:value-type="float">
            <text:p>0.03349826106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2:37:04.528397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14:38:58.980846336</dc:date>
    <dc:creator>Dimitrios Pritsos</dc:creator>
    <meta:editing-duration>PT11M28S</meta:editing-duration>
    <meta:editing-cycles>1</meta:editing-cycles>
    <meta:generator>LibreOffice/5.2.2.2$Linux_X86_64 LibreOffice_project/20m0$Build-2</meta:generator>
    <meta:document-statistic meta:table-count="1" meta:cell-count="350" meta:object-count="0"/>
  </office:meta>
</office:document-meta>
</file>